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Heading">
      <style:paragraph-properties>
        <style:tab-stops>
          <style:tab-stop style:position="7.5cm" style:type="center"/>
          <style:tab-stop style:position="15cm" style:type="right"/>
          <style:tab-stop style:position="18.251cm" style:type="right"/>
        </style:tab-stops>
      </style:paragraph-properties>
    </style:style>
    <style:style style:name="P2" style:family="paragraph" style:parent-style-name="Footer">
      <style:paragraph-properties>
        <style:tab-stops>
          <style:tab-stop style:position="9.001cm" style:type="center"/>
          <style:tab-stop style:position="15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Heading_20_1" style:master-page-name="MP0">
      <style:paragraph-properties fo:text-align="justify" style:justify-single-word="false" style:page-number="auto" fo:break-before="page">
        <style:tab-stops>
          <style:tab-stop style:position="7.5cm" style:type="center"/>
          <style:tab-stop style:position="13.944cm"/>
        </style:tab-stops>
      </style:paragraph-properties>
    </style:style>
    <style:style style:name="P5" style:family="paragraph" style:parent-style-name="Standard" style:list-style-name="L1">
      <style:paragraph-properties fo:text-align="justify" style:justify-single-word="false"/>
      <style:text-properties style:font-name="Trebuchet MS" fo:font-size="10pt" style:font-size-asian="10pt" style:font-weight-complex="bold"/>
    </style:style>
    <style:style style:name="P6" style:family="paragraph" style:parent-style-name="Standard" style:list-style-name="L1">
      <style:paragraph-properties fo:text-align="justify" style:justify-single-word="false"/>
      <style:text-properties style:font-name="Trebuchet MS" fo:font-size="10pt" fo:background-color="#ff0000" style:font-size-asian="10pt" style:font-weight-complex="bold"/>
    </style:style>
    <style:style style:name="P7" style:family="paragraph">
      <loext:graphic-properties draw:fill="none"/>
    </style:style>
    <style:style style:name="T1" style:family="text">
      <style:text-properties fo:language="en" fo:country="GB" style:language-asian="en" style:country-asian="GB"/>
    </style:style>
    <style:style style:name="T2" style:family="text">
      <style:text-properties style:font-name="Trebuchet MS" fo:font-size="10pt" style:font-size-asian="10pt" style:font-weight-complex="bold"/>
    </style:style>
    <style:style style:name="T3" style:family="text">
      <style:text-properties style:font-name="Trebuchet MS" fo:font-size="12pt" style:font-size-asian="12pt" style:font-size-complex="12pt" style:font-weight-complex="bold"/>
    </style:style>
    <style:style style:name="T4" style:family="text">
      <style:text-properties officeooo:rsid="00137ed1"/>
    </style:style>
    <style:style style:name="T5" style:family="text">
      <style:text-properties officeooo:rsid="00146d3d"/>
    </style:style>
    <style:style style:name="T6" style:family="text"/>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svg:stroke-linecap="butt"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NOME: <text:s/>Óscar Torres Rodríguez<text:tab/><text:tab/>data: 21/09/2021</text:h>
      <text:list xml:id="list1373558580" text:style-name="L1">
        <text:list-item>
          <text:p text:style-name="P5">Convertir a binario los números decimales: <text:span text:style-name="T4">2/</text:span><text:span text:style-name="T5">3pto</text:span></text:p>
          <text:list>
            <text:list-item>
              <text:p text:style-name="P5">121,54 <text:s text:c="2"/>1111001,100</text:p>
            </text:list-item>
            <text:list-item>
              <text:p text:style-name="P5">205,36 <text:s text:c="2"/>11001101,010</text:p>
            </text:list-item>
            <text:list-item>
              <text:p text:style-name="P5">102,01 <text:s text:c="2"/>1100110,000</text:p>
            </text:list-item>
            <text:list-item>
              <text:p text:style-name="P6">235,83 <text:s text:c="2"/>1101110011,110</text:p>
            </text:list-item>
            <text:list-item>
              <text:p text:style-name="P5">40,44 <text:s text:c="4"/>101000,011</text:p>
            </text:list-item>
            <text:list-item>
              <text:p text:style-name="P6">666,66 <text:s text:c="4"/>1010011000,101</text:p>
            </text:list-item>
          </text:list>
        </text:list-item>
        <text:list-item>
          <text:p text:style-name="P5">Convertir a decimal los números binarios <text:s text:c="3"/><text:span text:style-name="T4">3/</text:span><text:span text:style-name="T5">3pto</text:span></text:p>
          <text:list>
            <text:list-item>
              <text:p text:style-name="P5">111001,101 <text:s text:c="2"/>57,625</text:p>
            </text:list-item>
            <text:list-item>
              <text:p text:style-name="P5">101000,01 <text:s text:c="3"/>40,25</text:p>
            </text:list-item>
            <text:list-item>
              <text:p text:style-name="P5">0000011,11 <text:s text:c="2"/>3,75</text:p>
            </text:list-item>
            <text:list-item>
              <text:p text:style-name="P5">10101,01 <text:s text:c="6"/>21,25</text:p>
            </text:list-item>
            <text:list-item>
              <text:p text:style-name="P5">100000001,111 <text:s text:c="2"/>257,875</text:p>
            </text:list-item>
          </text:list>
        </text:list-item>
        <text:list-item>
          <text:p text:style-name="P5">Trabajo a media carilla sobre el código hexadecimal y su relación con el binario <text:s/><text:span text:style-name="T5">3/4pto</text:span></text:p>
        </text:list-item>
      </text:list>
      <text:p text:style-name="P3"><text:span text:style-name="Fuente_20_de_20_párrafo_20_predeter."><text:span text:style-name="T2"><text:tab/></text:span></text:span><text:span text:style-name="Fuente_20_de_20_párrafo_20_predeter."><text:span text:style-name="T3">En el mundo existen diferentes maneras de contar. El sistema hexadecimal es un sistema de numeración posicinal basado en 16. Para representar su base de 16 se utilizan tanto letras como números, comprendidos del 0 al 9 y continuando con letras de la “A” a la “F”, representando respectivamente del 10 al 15. Guarda relación con el sistema binario ya que es múltiplo de dos al igual que el sistema octal y decimal. Para representarlo en sistema binario hacen falta 4 bits. Esto quiere decir que podemos abreviar 4 digitos del sistema binario en 1 del sistema hexadecimal.</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style:contextual-spacing="false" fo:line-height="115%" fo:hyphenation-ladder-count="no-limit"/>
      <style:text-properties fo:hyphenate="false" loext:hyphenation-no-caps="false"/>
    </style:style>
    <style:style style:name="Heading" style:family="paragraph" style:parent-style-name="Standard" style:class="text">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Standard" style:default-outline-level="1" style:class="text">
      <loext:graphic-properties draw:fill="solid" draw:fill-color="#3494ba" draw:opacity="100%"/>
      <style:paragraph-properties fo:margin-top="0.423cm" fo:margin-bottom="0.353cm" style:contextual-spacing="false" fo:orphans="2" fo:widows="2" fo:hyphenation-ladder-count="no-limit" fo:background-color="#3494ba" fo:padding="0cm" fo:border="3pt solid #3494ba" style:shadow="none"/>
      <style:text-properties fo:text-transform="uppercase" fo:color="#ffffff" loext:opacity="100%" fo:letter-spacing="0.026cm" style:font-size-complex="11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d4eaf3" draw:opacity="100%"/>
      <style:paragraph-properties fo:margin-top="0cm" fo:margin-bottom="0cm" style:contextual-spacing="false" fo:hyphenation-ladder-count="no-limit" fo:background-color="#d4eaf3" fo:padding="0cm" fo:border="3pt solid #d4eaf3" style:shadow="none"/>
      <style:text-properties fo:text-transform="uppercase" fo:letter-spacing="0.026cm" fo:hyphenate="false" loext:hyphenation-no-caps="false"/>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3494ba" fo:border-bottom="none" style:shadow="none"/>
      <style:text-properties fo:text-transform="uppercase" fo:color="#1a495c" loext:opacity="100%" fo:letter-spacing="0.026cm" fo:hyphenate="false" loext:hyphenation-no-caps="false"/>
    </style:style>
    <style:style style:name="Heading_20_4" style:display-name="Heading 4" style:family="paragraph" style:parent-style-name="Heading_20_3" style:next-style-name="Standard" style:default-outline-level="4" style:class="text">
      <style:paragraph-properties fo:hyphenation-ladder-count="no-limit"/>
      <style:text-properties fo:font-size="10pt" fo:font-weight="bold" style:font-size-asian="10pt" style:font-weight-asian="bold" fo:hyphenate="false" loext:hyphenation-no-caps="false"/>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3494ba" style:shadow="none"/>
      <style:text-properties fo:text-transform="uppercase" fo:color="#276e8b" loext:opacity="100%" fo:letter-spacing="0.018cm" fo:hyphenate="false" loext:hyphenation-no-caps="fals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3494ba" style:shadow="none"/>
      <style:text-properties fo:text-transform="uppercase" fo:color="#276e8b" loext:opacity="100%" fo:letter-spacing="0.018cm" fo:hyphenate="false" loext:hyphenation-no-caps="false"/>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hyphenation-ladder-count="no-limit"/>
      <style:text-properties fo:text-transform="uppercase" fo:color="#276e8b" loext:opacity="100%" fo:letter-spacing="0.018cm" fo:hyphenate="false" loext:hyphenation-no-caps="false"/>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next-style-name="Standard">
      <style:paragraph-properties fo:hyphenation-ladder-count="no-limit"/>
      <style:text-properties fo:color="#276e8b"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uesto" style:family="paragraph" style:parent-style-name="Standard" style:next-style-name="Standard">
      <style:paragraph-properties fo:margin-top="0cm" fo:margin-bottom="0cm" style:contextual-spacing="false" fo:hyphenation-ladder-count="no-limit"/>
      <style:text-properties fo:text-transform="uppercase" fo:color="#3494ba" loext:opacity="100%" style:font-name="Calibri Light" fo:font-family="'Calibri Light'" style:font-family-generic="swiss" style:font-pitch="variable" fo:font-size="26pt" fo:letter-spacing="0.018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fo:hyphenate="false" loext:hyphenation-no-caps="false"/>
    </style:style>
    <style:style style:name="Subtitle" style:family="paragraph" style:parent-style-name="Standard" style:next-style-name="Standard"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class="html">
      <style:paragraph-properties fo:hyphenation-ladder-count="no-limit"/>
      <style:text-properties fo:hyphenate="false" loext:hyphenation-no-caps="false"/>
    </style:style>
    <style:style style:name="Cita_20_destacada" style:display-name="Cita destacada" style:family="paragraph" style:parent-style-name="Standard" style:next-style-name="Standard">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3494ba" loext:opacity="100%" fo:font-size="12pt" style:font-size-asian="12pt" style:font-size-complex="12pt" fo:hyphenate="false" loext:hyphenation-no-caps="false"/>
    </style:style>
    <style:style style:name="Título_20_de_20_TDC" style:display-name="Título de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3494ba" style:font-size-asian="11pt" style:font-size-complex="11pt"/>
    </style:style>
    <style:style style:name="Título_20_2_20_Car" style:display-name="Título 2 Car" style:family="text" style:parent-style-name="Fuente_20_de_20_párrafo_20_predeter.">
      <style:text-properties fo:text-transform="uppercase" fo:letter-spacing="0.026cm" fo:background-color="#d4eaf3"/>
    </style:style>
    <style:style style:name="Título_20_3_20_Car" style:display-name="Título 3 Car" style:family="text" style:parent-style-name="Fuente_20_de_20_párrafo_20_predeter.">
      <style:text-properties fo:text-transform="uppercase" fo:color="#1a495c" loext:opacity="100%" fo:letter-spacing="0.026cm"/>
    </style:style>
    <style:style style:name="Título_20_4_20_Car" style:display-name="Título 4 Car" style:family="text" style:parent-style-name="Fuente_20_de_20_párrafo_20_predeter.">
      <style:text-properties fo:text-transform="uppercase" fo:color="#1a495c" loext:opacity="100%" style:font-name="Trebuchet MS" fo:font-family="'Trebuchet MS'" style:font-family-generic="swiss" style:font-pitch="variable" fo:letter-spacing="0.026cm" fo:font-weight="bold" style:font-name-asian="Times New Roman" style:font-family-asian="'Times New Roman'" style:font-family-generic-asian="roman" style:font-pitch-asian="variable" style:font-weight-asian="bold" style:font-name-complex="Calibri" style:font-family-complex="Calibri" style:font-family-generic-complex="swiss" style:font-pitch-complex="variable"/>
    </style:style>
    <style:style style:name="Título_20_5_20_Car" style:display-name="Título 5 Car" style:family="text" style:parent-style-name="Fuente_20_de_20_párrafo_20_predeter.">
      <style:text-properties fo:text-transform="uppercase" fo:color="#276e8b" loext:opacity="100%" fo:letter-spacing="0.018cm"/>
    </style:style>
    <style:style style:name="Título_20_6_20_Car" style:display-name="Título 6 Car" style:family="text" style:parent-style-name="Fuente_20_de_20_párrafo_20_predeter.">
      <style:text-properties fo:text-transform="uppercase" fo:color="#276e8b" loext:opacity="100%" fo:letter-spacing="0.018cm"/>
    </style:style>
    <style:style style:name="Título_20_7_20_Car" style:display-name="Título 7 Car" style:family="text" style:parent-style-name="Fuente_20_de_20_párrafo_20_predeter.">
      <style:text-properties fo:text-transform="uppercase" fo:color="#276e8b"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Puesto_20_Car" style:display-name="Puesto Car" style:family="text" style:parent-style-name="Fuente_20_de_20_párrafo_20_predeter.">
      <style:text-properties fo:text-transform="uppercase" fo:color="#3494ba" loext:opacity="100%" style:font-name="Calibri Light" fo:font-family="'Calibri Light'"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font-variant="normal" fo:text-transform="none" fo:color="#1a495c" loext:opacity="100%" style:font-name="Trebuchet MS" fo:font-family="'Trebuchet MS'" style:font-family-generic="swiss" style:font-pitch="variable" fo:font-size="10pt" fo:letter-spacing="0.009cm" fo:font-style="italic" style:text-underline-style="none" style:font-name-asian="Trebuchet MS" style:font-family-asian="'Trebuchet MS'" style:font-family-generic-asian="swiss" style:font-pitch-asian="variable" style:font-size-asian="10pt" style:font-style-asian="italic" style:font-name-complex="Trebuchet MS" style:font-family-complex="'Trebuchet MS'" style:font-family-generic-complex="swiss" style:font-pitch-complex="variable" style:font-size-complex="10pt" style:font-style-complex="italic"/>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3494ba" loext:opacity="100%" fo:font-size="12pt" style:font-size-asian="12pt" style:font-size-complex="12pt"/>
    </style:style>
    <style:style style:name="Énfasis_20_sutil" style:display-name="Énfasis sutil" style:family="text" style:parent-style-name="Fuente_20_de_20_párrafo_20_predeter.">
      <style:text-properties fo:color="#595959"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Énfasis_20_intenso" style:display-name="Énfasis intenso" style:family="text">
      <style:text-properties fo:text-transform="uppercase" fo:color="#1a495c" loext:opacity="100%" fo:letter-spacing="0.018cm" fo:font-weight="bold" style:font-weight-asian="bold" style:font-weight-complex="bold"/>
    </style:style>
    <style:style style:name="Referencia_20_sutil" style:display-name="Referencia sutil" style:family="text">
      <style:text-properties fo:color="#3494ba" loext:opacity="100%" fo:font-weight="bold" style:font-weight-asian="bold" style:font-weight-complex="bold"/>
    </style:style>
    <style:style style:name="Referencia_20_intensa" style:display-name="Referencia intensa" style:family="text">
      <style:text-properties fo:text-transform="uppercase" fo:color="#4a7090" loext:opacity="100%" fo:font-size="8pt" fo:font-style="italic" style:font-size-asian="8pt" style:font-style-asian="italic" style:font-size-complex="8pt"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fo:color="#595858" loext:opacity="100%"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7.5cm" style:type="center"/>
          <style:tab-stop style:position="15cm" style:type="right"/>
          <style:tab-stop style:position="18.251cm" style:type="right"/>
        </style:tab-stops>
      </style:paragraph-properties>
    </style:style>
    <style:style style:name="MP2" style:family="paragraph" style:parent-style-name="Footer">
      <style:paragraph-properties>
        <style:tab-stops>
          <style:tab-stop style:position="9.001cm" style:type="center"/>
          <style:tab-stop style:position="15cm" style:type="right"/>
        </style:tab-stops>
      </style:paragraph-properties>
    </style:style>
    <style:style style:name="MP3" style:family="paragraph">
      <loext:graphic-properties draw:fill="none"/>
    </style:style>
    <style:style style:name="MT1" style:family="text"/>
    <style:style style:name="Mgr1" style:family="graphic">
      <style:graphic-properties draw:stroke="solid" svg:stroke-width="0.018cm" svg:stroke-color="#3494ba" svg:stroke-opacity="100%" draw:stroke-linejoin="miter" svg:stroke-linecap="butt"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Énfasis_20_sutil">IES LELIADOURA <text:s text:c="178"/>1ºDAM - SI</text:span></text:p>
      </style:header>
      <style:footer>
        <text:p text:style-name="MP2"><draw:connector text:anchor-type="paragraph" draw:z-index="0" draw:name="Conector recto 1" draw:style-name="Mgr1" draw:text-style-name="MP3" draw:type="line" svg:x1="-0.633cm" svg:y1="-0.242cm" svg:x2="17.831cm" svg:y2="-0.169cm" svg:d="M-633-242l18464 73" svg:viewBox="0 0 18466 74"><text:p/></draw:connector><text:span text:style-name="Énfasis"><text:tab/>UD01-A01 PRÁCTICAS BINARIO <text:s text:c="16"/><text:tab/><text:tab/> <text:s/><text:tab/> <text:s text:c="21"/></text:span><text:span text:style-name="Énfasis"><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meta:initial-creator>J.C. da Silva</meta:initial-creator>
    <meta:creation-date>2017-10-16T13:23:00Z</meta:creation-date>
    <dc:date>2021-09-22T12:21:07.599000000</dc:date>
    <meta:print-date>2016-12-02T11:30:00Z</meta:print-date>
    <meta:editing-cycles>47</meta:editing-cycles>
    <meta:editing-duration>PT4H21M9S</meta:editing-duration>
    <meta:document-statistic meta:table-count="0" meta:image-count="0" meta:object-count="0" meta:page-count="1" meta:paragraph-count="18" meta:word-count="178" meta:character-count="1334" meta:non-whitespace-character-count="9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